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2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7-01" calcext:value-type="date">
            <text:p>2020-07-0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7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75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8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7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4:46:47.913511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7-01T14:50:08.918438196</dc:date>
    <dc:creator>DavidA </dc:creator>
    <meta:editing-duration>P1DT7H13M28S</meta:editing-duration>
    <meta:editing-cycles>95</meta:editing-cycles>
    <meta:generator>LibreOffice/6.0.7.3$Linux_X86_64 LibreOffice_project/00m0$Build-3</meta:generator>
    <meta:document-statistic meta:table-count="1" meta:cell-count="573" meta:object-count="0"/>
  </office:meta>
</office:document-meta>
</file>